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92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8453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2.7181in"/>
    </style:style>
    <style:style style:name="co9" style:family="table-column">
      <style:table-column-properties fo:break-before="auto" style:column-width="1.8598in"/>
    </style:style>
    <style:style style:name="co10" style:family="table-column">
      <style:table-column-properties fo:break-before="auto" style:column-width="2.2972in"/>
    </style:style>
    <style:style style:name="co11" style:family="table-column">
      <style:table-column-properties fo:break-before="auto" style:column-width="1.9591in"/>
    </style:style>
    <style:style style:name="co12" style:family="table-column">
      <style:table-column-properties fo:break-before="auto" style:column-width="0.8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ce11" style:family="table-cell" style:parent-style-name="Default" style:data-style-name="N4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svg:stroke-color="#00a933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3" style:family="text">
      <style:text-properties style:font-name="Liberation Sans1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alculations and Graph" table:style-name="ta1">
        <table:shapes>
          <draw:frame draw:z-index="0" draw:style-name="gr1" draw:text-style-name="P1" svg:width="6.2969in" svg:height="3.5382in" svg:x="16.9189in" svg:y="2.9803in">
            <draw:object draw:notify-on-update-of-ranges="Tables.A8:Tables.A8 Tables.B8:Tables.F8 Tables.A9:Tables.A9 Tables.B9:Tables.F9 Tables.A10:Tables.A10 Tables.B10:Tables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5"/>
          <table:table-cell office:value-type="string" calcext:value-type="string">
            <text:p>Average Electric Rate (<text:span text:style-name="T3">¢</text:span>/kW):</text:p>
          </table:table-cell>
          <table:table-cell/>
        </table:table-row>
        <table:table-row table:style-name="ro2"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Link</text:p>
          </table:table-cell>
          <table:table-cell table:style-name="ce4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apital Cost</text:p>
          </table:table-cell>
          <table:table-cell table:style-name="ce6" office:value-type="string" calcext:value-type="string">
            <text:p>~Power consumption OFF (W)</text:p>
          </table:table-cell>
          <table:table-cell table:style-name="ce6" office:value-type="string" calcext:value-type="string">
            <text:p>~Power Consumption ON (W)</text:p>
          </table:table-cell>
          <table:table-cell table:style-name="ce1" office:value-type="string" calcext:value-type="string">
            <text:p>Cost to Run 24H (¢)</text:p>
          </table:table-cell>
          <table:table-cell table:style-name="ce4" office:value-type="string" calcext:value-type="string">
            <text:p><text:span text:style-name="T1">Cost to Run 1yr (</text:span><text:span text:style-name="T2">$, USA</text:span><text:span text:style-name="T2">)</text:span></text:p>
          </table:table-cell>
          <table:table-cell table:style-name="Default"/>
          <table:table-cell table:number-columns-repeated="2"/>
          <table:table-cell table:style-name="ce1"/>
          <table:table-cell office:value-type="float" office:value="17.47" calcext:value-type="float">
            <text:p>17.47</text:p>
          </table:table-cell>
          <table:table-cell office:value-type="string" calcext:value-type="string">
            <text:p>For USA</text:p>
          </table:table-cell>
        </table:table-row>
        <table:table-row table:style-name="ro1">
          <table:table-cell office:value-type="string" calcext:value-type="string">
            <text:p>Wall Timer</text:p>
          </table:table-cell>
          <table:table-cell office:value-type="string" calcext:value-type="string">
            <text:p>COTS Wall Tim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azon.com/GHome-Smart-Compatible-Function-Required/dp/B0D7ZXYPRL/ref=sr_1_11?crid=2DU7GWO473HCH&amp;dib=eyJ2IjoiMSJ9.8YBKzN14u4D1y4Vb_3hCUZWOCruUe7PcVOJaG51PqzRa4shRpRS7IxNxN6HI9u5taxp-SnVmR0lhZTT48EiPLHTRPOJkcX-v-aKn4h2Mu8tSxZBBXpGpkoNDTWr0fjm_YQd5Qp3tXeAMKnIi3L7X4svXT37QlCtEox4K9VfLcO2-Twz_s_q4mTO1CcBBXRY39e8UOAqS1-Y0k3bUOm0uSjlPxCDTPLIlydt6fl5EBj2SYq5mcSdkLbZcFJ8twWMOto8VMZXrGQs8SoUig-j74_Tj8veWqspa0SzV0twZU08.IqKXr8VUBWMk53NxK5PMo7hpejtjm9PKDpl70gIF4Ec&amp;dib_tag=se&amp;keywords=outlet%2Btimer&amp;qid=1760914106&amp;sprefix=outlet%2Btimer%2Caps%2C136&amp;sr=8-11&amp;th=1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1" calcext:value-type="float">
            <text:p>1</text:p>
          </table:table-cell>
          <table:table-cell table:style-name="ce3" table:formula="of:=[.E3]*[.F3] + ([.E3]*0.0848)" office:value-type="currency" office:currency="USD" office:value="10.837152" calcext:value-type="currency">
            <text:p>$10.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([.H3]*[.$P$8]+[.I3]*[.$P$7])*[.$P$4]" office:value-type="float" office:value="0.41928" calcext:value-type="float">
            <text:p>0.41928</text:p>
          </table:table-cell>
          <table:table-cell table:style-name="ce9" table:formula="of:=365*([.J3]*[.$P$4])" office:value-type="currency" office:currency="USD" office:value="2.673559884" calcext:value-type="currency">
            <text:p>$2.67</text:p>
          </table:table-cell>
          <table:table-cell table:style-name="Default"/>
          <table:table-cell table:number-columns-repeated="3"/>
          <table:table-cell office:value-type="string" calcext:value-type="string">
            <text:p><text:span text:style-name="T4"> (</text:span><text:span text:style-name="T5">¢</text:span><text:span text:style-name="T6">/W) for above:</text:span></text:p>
          </table:table-cell>
          <table:table-cell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ce10" table:formula="of:=[.P2]/1000" office:value-type="float" office:value="0.01747" calcext:value-type="float">
            <text:p>0.0174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DIY Shut-Off 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G6DN-1A DC5</text:p>
          </table:table-cell>
          <table:table-cell office:value-type="string" calcext:value-type="string">
            <text:p>https://www.digikey.com/short/bfnhhdn3</text:p>
          </table:table-cell>
          <table:table-cell office:value-type="currency" office:currency="USD" office:value="1.39" calcext:value-type="currency">
            <text:p>$1.39</text:p>
          </table:table-cell>
          <table:table-cell office:value-type="float" office:value="1" calcext:value-type="float">
            <text:p>1</text:p>
          </table:table-cell>
          <table:table-cell table:style-name="ce3" table:formula="of:=[.E5]*[.F5] + ([.E5]*0.0848)" office:value-type="currency" office:currency="USD" office:value="1.507872" calcext:value-type="currency">
            <text:p>$1.5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8" table:formula="of:=([.H5]*[.$P$8]+[.I5]*[.$P$7])*[.$P$4]" office:value-type="float" office:value="0.0247491666666667" calcext:value-type="float">
            <text:p>0.0247491666666667</text:p>
          </table:table-cell>
          <table:table-cell table:formula="of:=365*([.J5]*[.$P$4])" office:value-type="currency" office:currency="USD" office:value="0.157814298708333" calcext:value-type="currency">
            <text:p>$0.16</text:p>
          </table:table-cell>
          <table:table-cell table:style-name="Default"/>
          <table:table-cell/>
          <table:table-cell table:style-name="ce3" table:formula="of:=[.K5]+[.K10]" office:value-type="currency" office:currency="USD" office:value="0.2673559884" calcext:value-type="currency">
            <text:p>$0.2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toboard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float" office:value="1" calcext:value-type="float">
            <text:p>1</text:p>
          </table:table-cell>
          <table:table-cell table:style-name="ce3" table:formula="of:=[.E6]*[.F6] + ([.E6]*0.0848)" office:value-type="currency" office:currency="USD" office:value="0.05424" calcext:value-type="currency">
            <text:p>$0.05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/>
          <table:table-cell table:style-name="ce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Wire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4" calcext:value-type="float">
            <text:p>4</text:p>
          </table:table-cell>
          <table:table-cell table:style-name="ce3" table:formula="of:=[.E7]*[.F7] + ([.E7]*0.0848)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Time On</text:p>
          </table:table-cell>
          <table:table-cell table:style-name="ce11" table:formula="of:=850/60" office:value-type="float" office:value="14.1666666666667" calcext:value-type="float">
            <text:p>14.1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B-C Plu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azon.com/dp/B0D9W8B97B/?coliid=I2T56DKOKAZ5VV&amp;colid=11QFI2IG3MHD0&amp;psc=1&amp;ref_=list_c_wl_lv_ov_lig_dp_it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" calcext:value-type="float">
            <text:p>1</text:p>
          </table:table-cell>
          <table:table-cell table:style-name="ce3" table:formula="of:=[.E8]*[.F8] + ([.E8]*0.0848)" office:value-type="currency" office:currency="USD" office:value="6.497952" calcext:value-type="currency">
            <text:p>$6.50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Time Off</text:p>
          </table:table-cell>
          <table:table-cell table:style-name="ce11" table:formula="of:=590/60" office:value-type="float" office:value="9.83333333333333" calcext:value-type="float">
            <text:p>9.8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lar Cell</text:p>
          </table:table-cell>
          <table:table-cell/>
          <table:table-cell office:value-type="string" calcext:value-type="string">
            <text:p>https://www.digikey.com/short/z02vwjfd</text:p>
          </table:table-cell>
          <table:table-cell office:value-type="currency" office:currency="USD" office:value="4.94" calcext:value-type="currency">
            <text:p>$4.94</text:p>
          </table:table-cell>
          <table:table-cell office:value-type="float" office:value="1" calcext:value-type="float">
            <text:p>1</text:p>
          </table:table-cell>
          <table:table-cell table:style-name="ce3" table:formula="of:=[.E9]*[.F9] + ([.E9]*0.0848)" office:value-type="currency" office:currency="USD" office:value="5.358912" calcext:value-type="currency">
            <text:p>$5.36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ower Supply Loss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style-name="ce3" table:formula="of:=[.E10]*[.F10] + ([.E10]*0.0848)" office:value-type="currency" office:currency="USD" office:value="0" calcext:value-type="currency">
            <text:p>$0.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8" table:formula="of:=([.H10]*[.$P$8]+[.I10]*[.$P$7])*[.$P$4]" office:value-type="float" office:value="0.0171788333333333" calcext:value-type="float">
            <text:p>0.0171788333333333</text:p>
          </table:table-cell>
          <table:table-cell table:formula="of:=365*([.J10]*[.$P$4])" office:value-type="currency" office:currency="USD" office:value="0.109541689691667" calcext:value-type="currency">
            <text:p>$0.11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crew Terminals</text:p>
          </table:table-cell>
          <table:table-cell table:number-columns-repeated="2" office:value-type="string" calcext:value-type="string">
            <text:p>-</text:p>
          </table:table-cell>
          <table:table-cell table:formula="of:=9.99/25" office:value-type="currency" office:currency="USD" office:value="0.3996" calcext:value-type="currency">
            <text:p>$0.40</text:p>
          </table:table-cell>
          <table:table-cell office:value-type="float" office:value="2" calcext:value-type="float">
            <text:p>2</text:p>
          </table:table-cell>
          <table:table-cell table:style-name="ce3" table:formula="of:=[.E11]*[.F11] + ([.E11]*0.0848)" office:value-type="currency" office:currency="USD" office:value="0.83308608" calcext:value-type="currency">
            <text:p>$0.83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iodes</text:p>
          </table:table-cell>
          <table:table-cell office:value-type="string" calcext:value-type="string">
            <text:p>1N4007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office:value-type="float" office:value="3" calcext:value-type="float">
            <text:p>3</text:p>
          </table:table-cell>
          <table:table-cell table:style-name="ce3" table:formula="of:=[.E12]*[.F12] + ([.E12]*0.0848)" office:value-type="currency" office:currency="USD" office:value="0.30848" calcext:value-type="currency">
            <text:p>$0.3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Total Cost ($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sistor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3" table:formula="of:=[.E13]*[.F13] + ([.E13]*0.0848)" office:value-type="currency" office:currency="USD" office:value="0.10848" calcext:value-type="currency">
            <text:p>$0.1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/>
          <table:table-cell office:value-type="string" calcext:value-type="string">
            <text:p>Wall Timer</text:p>
          </table:table-cell>
          <table:table-cell table:style-name="ce3" table:formula="of:=[.G3]" office:value-type="currency" office:currency="USD" office:value="10.837152" calcext:value-type="currency">
            <text:p>$10.8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DIY Relay</text:p>
          </table:table-cell>
          <table:table-cell table:style-name="ce3" table:formula="of:=SUM([.G5:.G13])" office:value-type="currency" office:currency="USD" office:value="14.66902208" calcext:value-type="currency">
            <text:p>$14.6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Difference</text:p>
          </table:table-cell>
          <table:table-cell table:style-name="ce3" table:formula="of:=[.O13]-[.O14]" office:value-type="currency" office:currency="USD" office:value="-3.83187008" calcext:value-type="currency">
            <text:p>-$3.83</text:p>
          </table:table-cell>
          <table:table-cell table:number-columns-repeated="2"/>
        </table:table-row>
        <table:table-row table:style-name="ro1" table:number-rows-repeated="104856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les" table:style-name="ta1">
        <table:table-column table:style-name="co3" table:number-columns-repeated="6" table:default-cell-style-name="Default"/>
        <table:table-row table:style-name="ro1">
          <table:table-cell table:style-name="ce12" office:value-type="string" calcext:value-type="string" table:number-columns-spanned="6" table:number-rows-spanned="1">
            <text:p>Accumulating Cost of Operation (no interest, CoMo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ll Timer</text:p>
          </table:table-cell>
          <table:table-cell table:style-name="ce3" table:formula="of:=['Calculations and Graph'.$K$3]*[.B2]" office:value-type="currency" office:currency="USD" office:value="2.673559884" calcext:value-type="currency">
            <text:p>$2.67</text:p>
          </table:table-cell>
          <table:table-cell table:style-name="ce3" table:formula="of:=['Calculations and Graph'.$K$3]*[.C2]" office:value-type="currency" office:currency="USD" office:value="5.347119768" calcext:value-type="currency">
            <text:p>$5.35</text:p>
          </table:table-cell>
          <table:table-cell table:style-name="ce3" table:formula="of:=['Calculations and Graph'.$K$3]*[.D2]" office:value-type="currency" office:currency="USD" office:value="8.020679652" calcext:value-type="currency">
            <text:p>$8.02</text:p>
          </table:table-cell>
          <table:table-cell table:style-name="ce3" table:formula="of:=['Calculations and Graph'.$K$3]*[.E2]" office:value-type="currency" office:currency="USD" office:value="10.694239536" calcext:value-type="currency">
            <text:p>$10.69</text:p>
          </table:table-cell>
          <table:table-cell table:style-name="ce3" table:formula="of:=['Calculations and Graph'.$K$3]*[.F2]" office:value-type="currency" office:currency="USD" office:value="13.36779942" calcext:value-type="currency">
            <text:p>$13.37</text:p>
          </table:table-cell>
        </table:table-row>
        <table:table-row table:style-name="ro1">
          <table:table-cell office:value-type="string" calcext:value-type="string">
            <text:p>Relay Switch</text:p>
          </table:table-cell>
          <table:table-cell table:style-name="ce3" table:formula="of:=['Calculations and Graph'.$N$5]*[.B2]" office:value-type="currency" office:currency="USD" office:value="0.2673559884" calcext:value-type="currency">
            <text:p>$0.27</text:p>
          </table:table-cell>
          <table:table-cell table:style-name="ce3" table:formula="of:=['Calculations and Graph'.$N$5]*[.C2]" office:value-type="currency" office:currency="USD" office:value="0.5347119768" calcext:value-type="currency">
            <text:p>$0.53</text:p>
          </table:table-cell>
          <table:table-cell table:style-name="ce3" table:formula="of:=['Calculations and Graph'.$N$5]*[.D2]" office:value-type="currency" office:currency="USD" office:value="0.8020679652" calcext:value-type="currency">
            <text:p>$0.80</text:p>
          </table:table-cell>
          <table:table-cell table:style-name="ce3" table:formula="of:=['Calculations and Graph'.$N$5]*[.E2]" office:value-type="currency" office:currency="USD" office:value="1.0694239536" calcext:value-type="currency">
            <text:p>$1.07</text:p>
          </table:table-cell>
          <table:table-cell table:style-name="ce3" table:formula="of:=['Calculations and Graph'.$N$5]*[.F2]" office:value-type="currency" office:currency="USD" office:value="1.336779942" calcext:value-type="currency">
            <text:p>$1.3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Time to Equal Values (no interest, CoMo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ll Timer</text:p>
          </table:table-cell>
          <table:table-cell table:style-name="ce3" table:formula="of:=(['Calculations and Graph'.$K$3]*[.B8])+['Calculations and Graph'.$O$13]" office:value-type="currency" office:currency="USD" office:value="13.510711884" calcext:value-type="currency">
            <text:p>$13.51</text:p>
          </table:table-cell>
          <table:table-cell table:style-name="ce3" table:formula="of:=(['Calculations and Graph'.$K$3]*[.C8])+['Calculations and Graph'.$O$13]" office:value-type="currency" office:currency="USD" office:value="16.184271768" calcext:value-type="currency">
            <text:p>$16.18</text:p>
          </table:table-cell>
          <table:table-cell table:style-name="ce3" table:formula="of:=(['Calculations and Graph'.$K$3]*[.D8])+['Calculations and Graph'.$O$13]" office:value-type="currency" office:currency="USD" office:value="18.857831652" calcext:value-type="currency">
            <text:p>$18.86</text:p>
          </table:table-cell>
          <table:table-cell table:style-name="ce3" table:formula="of:=(['Calculations and Graph'.$K$3]*[.E8])+['Calculations and Graph'.$O$13]" office:value-type="currency" office:currency="USD" office:value="21.531391536" calcext:value-type="currency">
            <text:p>$21.53</text:p>
          </table:table-cell>
          <table:table-cell table:style-name="ce3" table:formula="of:=(['Calculations and Graph'.$K$3]*[.F8])+['Calculations and Graph'.$O$13]" office:value-type="currency" office:currency="USD" office:value="24.20495142" calcext:value-type="currency">
            <text:p>$24.20</text:p>
          </table:table-cell>
        </table:table-row>
        <table:table-row table:style-name="ro1">
          <table:table-cell office:value-type="string" calcext:value-type="string">
            <text:p>Relay Switch</text:p>
          </table:table-cell>
          <table:table-cell table:style-name="ce3" table:formula="of:=(['Calculations and Graph'.$N$5]*[.B8])+['Calculations and Graph'.$O$14]" office:value-type="currency" office:currency="USD" office:value="14.9363780684" calcext:value-type="currency">
            <text:p>$14.94</text:p>
          </table:table-cell>
          <table:table-cell table:style-name="ce3" table:formula="of:=(['Calculations and Graph'.$N$5]*[.C8])+['Calculations and Graph'.$O$14]" office:value-type="currency" office:currency="USD" office:value="15.2037340568" calcext:value-type="currency">
            <text:p>$15.20</text:p>
          </table:table-cell>
          <table:table-cell table:style-name="ce3" table:formula="of:=(['Calculations and Graph'.$N$5]*[.D8])+['Calculations and Graph'.$O$14]" office:value-type="currency" office:currency="USD" office:value="15.4710900452" calcext:value-type="currency">
            <text:p>$15.47</text:p>
          </table:table-cell>
          <table:table-cell table:style-name="ce3" table:formula="of:=(['Calculations and Graph'.$N$5]*[.E8])+['Calculations and Graph'.$O$14]" office:value-type="currency" office:currency="USD" office:value="15.7384460336" calcext:value-type="currency">
            <text:p>$15.74</text:p>
          </table:table-cell>
          <table:table-cell table:style-name="ce3" table:formula="of:=(['Calculations and Graph'.$N$5]*[.F8])+['Calculations and Graph'.$O$14]" office:value-type="currency" office:currency="USD" office:value="16.005802022" calcext:value-type="currency">
            <text:p>$16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7:45:22.923809700</meta:creation-date>
    <dc:date>2025-10-19T21:10:33.215645900</dc:date>
    <meta:editing-duration>PT25M38S</meta:editing-duration>
    <meta:editing-cycles>1</meta:editing-cycles>
    <meta:document-statistic meta:table-count="2" meta:cell-count="166" meta:object-count="1"/>
    <meta:generator>LibreOffice/25.2.5.2$Windows_X86_64 LibreOffice_project/03d19516eb2e1dd5d4ccd751a0d6f35f35e080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5cm" svg:height="8.988cm" xlink:href=".." xlink:type="simple" chart:class="chart:line" chart:style-name="ch1">
        <chart:title svg:x="5.776cm" svg:y="0.315cm" chart:style-name="ch2">
          <text:p><text:span text:style-name="T1">Time to Equal Values</text:span></text:p>
        </chart:title>
        <chart:legend chart:legend-position="end" svg:x="12.663cm" svg:y="3.946cm" style:legend-expansion="high" chart:style-name="ch3"/>
        <chart:plot-area chart:style-name="ch4" svg:x="1.33cm" svg:y="1.273cm" svg:width="11.014cm" svg:height="6.555cm">
          <chart:coordinate-region svg:x="2.633cm" svg:y="1.472cm" svg:width="9.614cm" svg:height="5.709cm"/>
          <chart:axis chart:dimension="x" chart:name="primary-x" chart:style-name="ch5" chartooo:axis-type="auto">
            <chartooo:date-scale/>
            <chart:title svg:x="6.444cm" svg:y="8.007cm" chart:style-name="ch2">
              <text:p><text:span text:style-name="T2">Year</text:span></text:p>
            </chart:title>
            <chart:categories table:cell-range-address="Tables.B8:Tables.F8"/>
          </chart:axis>
          <chart:axis chart:dimension="y" chart:name="primary-y" chart:style-name="ch6">
            <chart:title svg:x="0.451cm" svg:y="5.851cm" chart:style-name="ch7">
              <text:p><text:span text:style-name="T2">Cost of Operation</text:span></text:p>
            </chart:title>
            <chart:grid chart:style-name="ch8" chart:class="major"/>
          </chart:axis>
          <chart:series chart:style-name="ch9" chart:values-cell-range-address="Tables.B9:Tables.F9" chart:label-cell-address="Tables.A9:Tables.A9" chart:class="chart:line">
            <chart:data-point chart:repeated="5"/>
          </chart:series>
          <chart:series chart:style-name="ch10" chart:values-cell-range-address="Tables.B10:Tables.F10" chart:label-cell-address="Tables.A10:Tables.A1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les.B8:Tables.F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Wall Timer</text:p>
                <draw:g>
                  <svg:desc>Tables.A9:Tables.A9</svg:desc>
                </draw:g>
              </table:table-cell>
              <table:table-cell office:value-type="float" office:value="13.510711884">
                <text:p>13.510711884</text:p>
                <draw:g>
                  <svg:desc>Tables.B9:Tables.F9</svg:desc>
                </draw:g>
              </table:table-cell>
              <table:table-cell office:value-type="float" office:value="16.184271768">
                <text:p>16.184271768</text:p>
              </table:table-cell>
              <table:table-cell office:value-type="float" office:value="18.857831652">
                <text:p>18.857831652</text:p>
              </table:table-cell>
              <table:table-cell office:value-type="float" office:value="21.531391536">
                <text:p>21.531391536</text:p>
              </table:table-cell>
              <table:table-cell office:value-type="float" office:value="24.20495142">
                <text:p>24.20495142</text:p>
              </table:table-cell>
            </table:table-row>
            <table:table-row>
              <table:table-cell office:value-type="string">
                <text:p>Relay Switch</text:p>
                <draw:g>
                  <svg:desc>Tables.A10:Tables.A10</svg:desc>
                </draw:g>
              </table:table-cell>
              <table:table-cell office:value-type="float" office:value="14.9363780684">
                <text:p>14.9363780684</text:p>
                <draw:g>
                  <svg:desc>Tables.B10:Tables.F10</svg:desc>
                </draw:g>
              </table:table-cell>
              <table:table-cell office:value-type="float" office:value="15.2037340568">
                <text:p>15.2037340568</text:p>
              </table:table-cell>
              <table:table-cell office:value-type="float" office:value="15.4710900452">
                <text:p>15.4710900452</text:p>
              </table:table-cell>
              <table:table-cell office:value-type="float" office:value="15.7384460336">
                <text:p>15.7384460336</text:p>
              </table:table-cell>
              <table:table-cell office:value-type="float" office:value="16.005802022">
                <text:p>16.005802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